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c233" officeooo:paragraph-rsid="0001c233" style:font-weight-asian="bold" style:font-weight-complex="bold"/>
    </style:style>
    <style:style style:name="P2" style:family="paragraph" style:parent-style-name="Standard">
      <style:text-properties officeooo:rsid="0001c233" officeooo:paragraph-rsid="0001c233"/>
    </style:style>
    <style:style style:name="P3" style:family="paragraph" style:parent-style-name="Standard">
      <style:text-properties fo:font-weight="normal" officeooo:rsid="0001c233" officeooo:paragraph-rsid="0001c233" style:font-weight-asian="normal" style:font-weight-complex="normal"/>
    </style:style>
    <style:style style:name="P4" style:family="paragraph" style:parent-style-name="Standard">
      <style:text-properties fo:font-weight="bold" officeooo:rsid="00020660" officeooo:paragraph-rsid="00020660" style:font-weight-asian="bold" style:font-weight-complex="bold"/>
    </style:style>
    <style:style style:name="P5" style:family="paragraph" style:parent-style-name="Standard">
      <style:text-properties fo:font-weight="normal" officeooo:rsid="0001c233" officeooo:paragraph-rsid="00020660" style:font-weight-asian="normal" style:font-weight-complex="normal"/>
    </style:style>
    <style:style style:name="P6" style:family="paragraph" style:parent-style-name="Standard">
      <style:text-properties fo:font-weight="normal" officeooo:rsid="00020660" officeooo:paragraph-rsid="00020660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02066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c23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Investiga una tendencia actual</text:p>
      <text:p text:style-name="P2"/>
      <text:p text:style-name="P2">La dificultad de acceso a la vivienda</text:p>
      <text:p text:style-name="P2"/>
      <text:p text:style-name="P1">2.- Detecta un problema que encuentres en el sector</text:p>
      <text:p text:style-name="P1"/>
      <text:p text:style-name="P2">El precio de acceso a la vivienda, tanto para la compra como para el acceso a alquiler.</text:p>
      <text:p text:style-name="P2">El inquilino de una vivienda en alquiler asume 4 veces más costes económicos en la entrada a una vivienda de los que asume un arrendatario.</text:p>
      <text:p text:style-name="P2">Poca oferta en el mercado actual.</text:p>
      <text:p text:style-name="P2">Dificultad para el acceso a una hipoteca.</text:p>
      <text:p text:style-name="P2"/>
      <text:p text:style-name="P1">3.- Genera una idea que resuelva ese problema, utilizando y explicando cada una de las 5 fases del proceso del design thinking. </text:p>
      <text:p text:style-name="P1"/>
      <text:p text:style-name="P1">1ª Fase: Empatizar</text:p>
      <text:p text:style-name="P3"><text:tab/>Actualmente los caseros tienen poca seguridad legal a la hora de poner en alquiler sus <text:tab/>inmuebles. </text:p>
      <text:p text:style-name="P3"><text:tab/><text:span text:style-name="T1">La gente que quiere acceder al mercado inmobiliario encuentra poca oferta disponible y a <text:tab/>precios cada día más elevados.</text:span></text:p>
      <text:p text:style-name="P3"><text:tab/><text:span text:style-name="T1">La gentrificación de los centros urbanos desplaza los núcleos poblacionales hacia el <text:s/><text:tab/>extraradio de las ciudades o a ciudades dormitorios.</text:span></text:p>
      <text:p text:style-name="P3"/>
      <text:p text:style-name="P4">2ª Fase: Definir</text:p>
      <text:p text:style-name="P4"><text:tab/><text:span text:style-name="T2">Acceso y oferta a la vivienda tanto por parte de los propietarios de inmuebles como de <text:tab/>inquilinos.</text:span></text:p>
      <text:p text:style-name="P4"><text:tab/></text:p>
      <text:p text:style-name="P4">3ª Fase: Idear</text:p>
      <text:p text:style-name="P4"><text:span text:style-name="T3"><text:tab/>- Aplicación de coliving</text:span></text:p>
      <text:p text:style-name="P5"><text:tab/>- Búsqueda de oferta de hipotecas en diferentes entidades bancarias</text:p>
      <text:p text:style-name="P5"><text:tab/>- Reubicación de gente de tercera edad para minimizar la soledad en mayores y ofertar <text:tab/>vivienda.</text:p>
      <text:p text:style-name="P5"><text:tab/>- <text:span text:style-name="T1">Dificultad para encontrar un inmueble de alquiler donde acepten mascotas.</text:span></text:p>
      <text:p text:style-name="P6"><text:tab/>- Plataforma de venta de vivienda ética, priorizando al habitante local y no a la <text:tab/>especulación.</text:p>
      <text:p text:style-name="P4"/>
      <text:p text:style-name="P4">4ª Fase: Prototipar</text:p>
      <text:p text:style-name="P7"><text:tab/></text:p>
      <text:p text:style-name="P4"/>
      <text:p text:style-name="P4">5ª Fase: Testea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5:26:03.221177900</meta:creation-date>
    <dc:date>2025-10-16T15:55:59.841757500</dc:date>
    <meta:editing-duration>PT7M24S</meta:editing-duration>
    <meta:editing-cycles>1</meta:editing-cycles>
    <meta:document-statistic meta:table-count="0" meta:image-count="0" meta:object-count="0" meta:page-count="1" meta:paragraph-count="24" meta:word-count="242" meta:character-count="1459" meta:non-whitespace-character-count="1219"/>
    <meta:generator>LibreOffice/25.2.3.2$Windows_X86_64 LibreOffice_project/bbb074479178df812d175f709636b368952c2ce3</meta:generator>
  </office:meta>
</office:document-meta>
</file>